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Medium" svg:font-family="'Glory Medium'" style:font-adornments="Medium" style:font-pitch="variable"/>
    <style:font-face style:name="Glory SemiBold" svg:font-family="'Glory SemiBold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1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5937in"/>
    </style:style>
    <style:style style:name="co5" style:family="table-column">
      <style:table-column-properties fo:break-before="auto" style:column-width="2.1126in"/>
    </style:style>
    <style:style style:name="co6" style:family="table-column">
      <style:table-column-properties fo:break-before="auto" style:column-width="2.4126in"/>
    </style:style>
    <style:style style:name="co7" style:family="table-column">
      <style:table-column-properties fo:break-before="auto" style:column-width="6.7055in"/>
    </style:style>
    <style:style style:name="co8" style:family="table-column">
      <style:table-column-properties fo:break-before="auto" style:column-width="5.5756in"/>
    </style:style>
    <style:style style:name="co9" style:family="table-column">
      <style:table-column-properties fo:break-before="auto" style:column-width="6.8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735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padding-bottom="0.0693in" fo:padding-left="0.139in" fo:padding-right="0.139in" fo:padding-top="0.0693in" style:vertical-align="middle"/>
      <style:paragraph-properties fo:text-align="end" fo:margin-left="0in"/>
      <style:text-properties style:font-name="Glory SemiBold" fo:font-size="12pt" fo:font-weight="normal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3" style:family="table-cell" style:parent-style-name="Default">
      <style:table-cell-properties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text-outline="false" style:text-line-through-style="none" style:text-line-through-type="none" style:font-name="Glory Medi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4" style:family="table-cell" style:parent-style-name="Default">
      <style:table-cell-properties style:text-align-source="value-type" style:repeat-content="false" fo:background-color="transparent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5" style:family="table-cell" style:parent-style-name="Default" style:data-style-name="N132">
      <style:table-cell-properties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6" style:family="table-cell" style:parent-style-name="Default" style:data-style-name="N132">
      <style:table-cell-properties style:text-align-source="value-type" style:repeat-content="false" fo:background-color="transparent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23" style:family="table-cell" style:parent-style-name="Default">
      <style:table-cell-properties fo:background-color="#dddddd"/>
    </style:style>
    <style:style style:name="ce9" style:family="table-cell" style:parent-style-name="Default" style:data-style-name="N132">
      <style:table-cell-properties fo:background-color="#dddddd"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padding-bottom="0.0693in" fo:padding-left="0.139in" fo:padding-right="0.139in" fo:padding-top="0.0693in" style:vertical-align="middle"/>
      <style:paragraph-properties fo:text-align="end" fo:margin-left="0in"/>
      <style:text-properties style:font-name="Glory Medium" fo:font-size="12pt" fo:font-weight="normal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padding-bottom="0.0693in" fo:padding-left="0.139in" fo:padding-right="0.139in" fo:padding-top="0.0693in" style:vertical-align="middle"/>
      <style:paragraph-properties fo:text-align="center" fo:margin-left="0in"/>
      <style:text-properties style:font-name="Glory SemiBold" fo:font-size="12pt" fo:font-weight="normal" style:font-size-asian="12pt" style:font-size-complex="12pt"/>
    </style:style>
    <style:style style:name="ce14" style:family="table-cell" style:parent-style-name="Default">
      <style:table-cell-properties fo:background-color="#dddddd" style:text-align-source="value-type" style:repeat-content="false" fo:padding-bottom="0.0693in" fo:padding-left="0.139in" fo:padding-right="0.139in" fo:padding-top="0.0693in" style:vertical-align="middle"/>
      <style:paragraph-properties fo:margin-left="0in"/>
      <style:text-properties style:font-name="Glory SemiBold" fo:font-size="12pt" fo:font-weight="normal" style:font-size-asian="12pt" style:font-size-complex="12pt"/>
    </style:style>
    <style:style style:name="ce15" style:family="table-cell" style:parent-style-name="Default">
      <style:table-cell-properties style:text-align-source="value-type" style:repeat-content="false" fo:wrap-option="wrap" fo:padding-bottom="0.0693in" fo:padding-left="0.139in" fo:padding-right="0.139in" fo:padding-top="0.0693in" style:vertical-align="middle"/>
      <style:paragraph-properties fo:margin-left="0in"/>
      <style:text-properties style:font-name="Glory Medium" fo:font-size="12pt" fo:font-weight="normal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padding-bottom="0.0693in" fo:padding-left="0.139in" fo:padding-right="0.139in" fo:padding-top="0.0693in" style:vertical-align="middle"/>
      <style:paragraph-properties fo:text-align="start" fo:margin-left="0in"/>
      <style:text-properties style:font-name="Glory SemiBold" fo:font-size="12pt" fo:font-weight="normal" style:font-size-asian="12pt" style:font-size-complex="12pt"/>
    </style:style>
    <style:style style:name="ce30" style:family="table-cell" style:parent-style-name="Default">
      <style:table-cell-properties style:text-align-source="value-type" style:repeat-content="false" fo:wrap-option="wrap" fo:padding-bottom="0.0693in" fo:padding-left="0.139in" fo:padding-right="0.139in" fo:padding-top="0.0693in" style:vertical-align="middle"/>
      <style:paragraph-properties fo:margin-left="0in"/>
      <style:text-properties style:font-name="Glory ExtraBold" fo:font-size="12pt" fo:font-weight="normal" style:font-size-asian="12pt" style:font-size-complex="12pt"/>
    </style:style>
    <style:style style:name="ce12" style:family="table-cell" style:parent-style-name="Default" style:data-style-name="N132">
      <style:table-cell-properties style:text-align-source="fix" style:repeat-content="false" fo:padding-bottom="0.0693in" fo:padding-left="0.139in" fo:padding-right="0.139in" fo:padding-top="0.0693in" style:vertical-align="middle"/>
      <style:paragraph-properties fo:text-align="start" fo:margin-left="0in"/>
      <style:text-properties style:font-name="Glory Medium" fo:font-size="12pt" fo:font-weight="normal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.0693in" fo:padding-left="0.139in" fo:padding-right="0.139in" fo:padding-top="0.0693in" style:vertical-align="middle"/>
      <style:paragraph-properties fo:text-align="start" fo:margin-left="0in"/>
      <style:text-properties style:font-name="Glory Medium" fo:font-size="12pt" fo:font-weight="normal" style:font-size-asian="12pt" style:font-size-complex="12pt"/>
    </style:style>
    <style:style style:name="T1" style:family="text">
      <style:text-properties style:font-name="Glory Extra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lory Medium"/>
    </style:style>
    <style:style style:name="T4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3"/>
        <table:table-column table:style-name="co8" table:default-cell-style-name="ce13"/>
        <table:table-column table:style-name="co9" table:default-cell-style-name="ce2"/>
        <table:table-column table:style-name="co10" table:number-columns-repeated="16369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elected</text:p>
          </table:table-cell>
          <table:table-cell table:style-name="ce1" office:value-type="string" calcext:value-type="string">
            <text:p>Selected Price</text:p>
          </table:table-cell>
          <table:table-cell table:style-name="ce1" office:value-type="string" calcext:value-type="string">
            <text:p>Selected Subtotal</text:p>
          </table:table-cell>
          <table:table-cell table:style-name="ce1" office:value-type="string" calcext:value-type="string">
            <text:p>Europe Price</text:p>
          </table:table-cell>
          <table:table-cell table:style-name="ce1" office:value-type="string" calcext:value-type="string">
            <text:p>Prusa Price</text:p>
          </table:table-cell>
          <table:table-cell table:style-name="ce1" office:value-type="string" calcext:value-type="string">
            <text:p>AliExpress Price</text:p>
          </table:table-cell>
          <table:table-cell table:style-name="ce1" office:value-type="string" calcext:value-type="string">
            <text:p>Europe Subtotal Price</text:p>
          </table:table-cell>
          <table:table-cell table:style-name="ce8" office:value-type="string" calcext:value-type="string">
            <text:p>Prusa Subtotal Price</text:p>
          </table:table-cell>
          <table:table-cell table:style-name="ce8" office:value-type="string" calcext:value-type="string">
            <text:p>AliExpress Subtotal Price</text:p>
          </table:table-cell>
          <table:table-cell table:style-name="ce14" office:value-type="string" calcext:value-type="string">
            <text:p>Europe</text:p>
          </table:table-cell>
          <table:table-cell table:style-name="ce10" office:value-type="string" calcext:value-type="string">
            <text:p>Prusa</text:p>
          </table:table-cell>
          <table:table-cell table:style-name="ce10" office:value-type="string" calcext:value-type="string">
            <text:p>AliExpress</text:p>
          </table:table-cell>
          <table:table-cell table:style-name="Default"/>
          <table:table-cell table:style-name="ce14" table:number-columns-repeated="16369"/>
        </table:table-row>
        <table:table-row table:style-name="ro2">
          <table:table-cell office:value-type="string" calcext:value-type="string">
            <text:p>3mm x 250mm Stainless 304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iExpress</text:p>
          </table:table-cell>
          <table:table-cell table:style-name="ce5" table:formula="of:=[.H2]" office:value-type="currency" office:currency="EUR" office:value="1.245" calcext:value-type="currency">
            <text:p>€1.25</text:p>
          </table:table-cell>
          <table:table-cell table:style-name="ce6" table:formula="of:=[.$D2]*[.$B2]" office:value-type="currency" office:currency="EUR" office:value="4.98" calcext:value-type="currency">
            <text:p>€4.98</text:p>
          </table:table-cell>
          <table:table-cell table:number-columns-repeated="3" table:style-name="ce5" office:value-type="currency" office:currency="EUR" office:value="1.245" calcext:value-type="currency">
            <text:p>€1.25</text:p>
          </table:table-cell>
          <table:table-cell table:style-name="ce5" table:formula="of:=[.$F2]*[.$B2]" office:value-type="currency" office:currency="EUR" office:value="4.98" calcext:value-type="currency">
            <text:p>€4.98</text:p>
          </table:table-cell>
          <table:table-cell table:style-name="ce5" table:formula="of:=[.$G2]*[.$B2]" office:value-type="currency" office:currency="EUR" office:value="4.98" calcext:value-type="currency">
            <text:p>€4.98</text:p>
          </table:table-cell>
          <table:table-cell table:style-name="ce5" table:formula="of:=[.$H2]*[.$B2]" office:value-type="currency" office:currency="EUR" office:value="4.98" calcext:value-type="currency">
            <text:p>€4.98</text:p>
          </table:table-cell>
          <table:table-cell table:style-name="ce15"/>
          <table:table-cell table:style-name="ce2" office:value-type="string" calcext:value-type="string">
            <text:p>Unavailable</text:p>
          </table:table-cell>
          <table:table-cell table:style-name="ce2" office:value-type="string" calcext:value-type="string">
            <text:p><text:a xlink:href="https://www.aliexpress.com/item/1005006238408009.html" xlink:type="simple">https://www.aliexpress.com/item/1005006238408009.html</text:a> 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8mm x 330mm Stainless 304 R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5" table:formula="of:=[.H3]" office:value-type="currency" office:currency="EUR" office:value="6.14" calcext:value-type="currency">
            <text:p>€6.14</text:p>
          </table:table-cell>
          <table:table-cell table:style-name="ce6" table:formula="of:=[.$D3]*[.$B3]" office:value-type="currency" office:currency="EUR" office:value="12.28" calcext:value-type="currency">
            <text:p>€12.28</text:p>
          </table:table-cell>
          <table:table-cell table:style-name="ce5" office:value-type="currency" office:currency="EUR" office:value="13.53" calcext:value-type="currency">
            <text:p>€13.53</text:p>
          </table:table-cell>
          <table:table-cell table:style-name="ce5" office:value-type="currency" office:currency="EUR" office:value="11.99" calcext:value-type="currency">
            <text:p>€11.99</text:p>
          </table:table-cell>
          <table:table-cell table:style-name="ce5" office:value-type="currency" office:currency="EUR" office:value="6.14" calcext:value-type="currency">
            <text:p>€6.14</text:p>
          </table:table-cell>
          <table:table-cell table:style-name="ce5" table:formula="of:=[.$F3]*[.$B3]" office:value-type="currency" office:currency="EUR" office:value="27.06" calcext:value-type="currency">
            <text:p>€27.06</text:p>
          </table:table-cell>
          <table:table-cell table:style-name="ce5" table:formula="of:=[.$G3]*[.$B3]" office:value-type="currency" office:currency="EUR" office:value="23.98" calcext:value-type="currency">
            <text:p>€23.98</text:p>
          </table:table-cell>
          <table:table-cell table:style-name="ce5" table:formula="of:=[.$H3]*[.$B3]" office:value-type="currency" office:currency="EUR" office:value="12.28" calcext:value-type="currency">
            <text:p>€12.28</text:p>
          </table:table-cell>
          <table:table-cell table:style-name="ce15"/>
          <table:table-cell table:style-name="ce2" office:value-type="string" calcext:value-type="string">
            <text:p><text:a xlink:href="https://www.prusa3d.com/en/product/smooth-rod-y-axis-mk4-mk3-s-mk2-5-s-mk2-s/" xlink:type="simple">https://www.prusa3d.com/en/product/smooth-rod-y-axis-mk4-mk3-s-mk2-5-s-mk2-s/</text:a></text:p>
          </table:table-cell>
          <table:table-cell table:style-name="ce2" office:value-type="string" calcext:value-type="string">
            <text:p><text:a xlink:href="https://www.aliexpress.com/item/1005006238408009.html" xlink:type="simple">https://www.aliexpress.com/item/1005006238408009.html</text:a>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3" office:value-type="string" calcext:value-type="string">
            <text:p>8mm x 370mm Stainless 304 R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5" table:formula="of:=[.H4]" office:value-type="currency" office:currency="EUR" office:value="7.5" calcext:value-type="currency">
            <text:p>€7.50</text:p>
          </table:table-cell>
          <table:table-cell table:style-name="ce6" table:formula="of:=[.$D4]*[.$B4]" office:value-type="currency" office:currency="EUR" office:value="15" calcext:value-type="currency">
            <text:p>€15.00</text:p>
          </table:table-cell>
          <table:table-cell table:style-name="ce5" office:value-type="currency" office:currency="EUR" office:value="15.17" calcext:value-type="currency">
            <text:p>€15.17</text:p>
          </table:table-cell>
          <table:table-cell table:style-name="ce5" office:value-type="currency" office:currency="EUR" office:value="11.99" calcext:value-type="currency">
            <text:p>€11.99</text:p>
          </table:table-cell>
          <table:table-cell table:style-name="ce5" office:value-type="currency" office:currency="EUR" office:value="7.5" calcext:value-type="currency">
            <text:p>€7.50</text:p>
          </table:table-cell>
          <table:table-cell table:style-name="ce5" table:formula="of:=[.$F4]*[.$B4]" office:value-type="currency" office:currency="EUR" office:value="30.34" calcext:value-type="currency">
            <text:p>€30.34</text:p>
          </table:table-cell>
          <table:table-cell table:style-name="ce5" table:formula="of:=[.$G4]*[.$B4]" office:value-type="currency" office:currency="EUR" office:value="23.98" calcext:value-type="currency">
            <text:p>€23.98</text:p>
          </table:table-cell>
          <table:table-cell table:style-name="ce5" table:formula="of:=[.$H4]*[.$B4]" office:value-type="currency" office:currency="EUR" office:value="15" calcext:value-type="currency">
            <text:p>€15.00</text:p>
          </table:table-cell>
          <table:table-cell table:style-name="ce15"/>
          <table:table-cell table:style-name="ce2" office:value-type="string" calcext:value-type="string">
            <text:p><text:a xlink:href="https://www.prusa3d.com/en/product/smooth-rod-x-axis-mk4-mk3-s-mk2-5-s-mk2-s/" xlink:type="simple">https://www.prusa3d.com/en/product/smooth-rod-x-axis-mk4-mk3-s-mk2-5-s-mk2-s/</text:a> </text:p>
          </table:table-cell>
          <table:table-cell table:style-name="ce2" office:value-type="string" calcext:value-type="string">
            <text:p><text:a xlink:href="https://www.aliexpress.com/item/32697715625.html" xlink:type="simple">https://www.aliexpress.com/item/32697715625.html</text:a> 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3" office:value-type="string" calcext:value-type="string">
            <text:p>8mm x 320mm Stainless 304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iExpress</text:p>
          </table:table-cell>
          <table:table-cell table:style-name="ce5" table:formula="of:=[.H5]" office:value-type="currency" office:currency="EUR" office:value="6.065" calcext:value-type="currency">
            <text:p>€6.07</text:p>
          </table:table-cell>
          <table:table-cell table:style-name="ce6" table:formula="of:=[.$D5]*[.$B5]" office:value-type="currency" office:currency="EUR" office:value="24.26" calcext:value-type="currency">
            <text:p>€24.26</text:p>
          </table:table-cell>
          <table:table-cell table:style-name="ce5" office:value-type="currency" office:currency="EUR" office:value="13.12" calcext:value-type="currency">
            <text:p>€13.12</text:p>
          </table:table-cell>
          <table:table-cell table:style-name="ce5" office:value-type="currency" office:currency="EUR" office:value="11.64" calcext:value-type="currency">
            <text:p>€11.64</text:p>
          </table:table-cell>
          <table:table-cell table:style-name="ce5" office:value-type="currency" office:currency="EUR" office:value="6.065" calcext:value-type="currency">
            <text:p>€6.07</text:p>
          </table:table-cell>
          <table:table-cell table:style-name="ce5" table:formula="of:=[.$F5]*[.$B5]" office:value-type="currency" office:currency="EUR" office:value="52.48" calcext:value-type="currency">
            <text:p>€52.48</text:p>
          </table:table-cell>
          <table:table-cell table:style-name="ce5" table:formula="of:=[.$G5]*[.$B5]" office:value-type="currency" office:currency="EUR" office:value="46.56" calcext:value-type="currency">
            <text:p>€46.56</text:p>
          </table:table-cell>
          <table:table-cell table:style-name="ce5" table:formula="of:=[.$H5]*[.$B5]" office:value-type="currency" office:currency="EUR" office:value="24.26" calcext:value-type="currency">
            <text:p>€24.26</text:p>
          </table:table-cell>
          <table:table-cell table:style-name="ce15"/>
          <table:table-cell table:style-name="ce2" office:value-type="string" calcext:value-type="string">
            <text:p><text:a xlink:href="https://www.prusa3d.com/en/product/smooth-rod-z-axis-mk3-s-mk2-5-s-mk2-s/" xlink:type="simple">https://www.prusa3d.com/en/product/smooth-rod-z-axis-mk3-s-mk2-5-s-mk2-s/</text:a> </text:p>
          </table:table-cell>
          <table:table-cell table:style-name="ce2" office:value-type="string" calcext:value-type="string">
            <text:p><text:a xlink:href="https://www.aliexpress.com/item/32761168449.html" xlink:type="simple">https://www.aliexpress.com/item/32761168449.html</text:a> 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Prusa MK3/MK4 Y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style-name="ce5" table:formula="of:=[.H6]" office:value-type="currency" office:currency="EUR" office:value="37.73" calcext:value-type="currency">
            <text:p>€37.73</text:p>
          </table:table-cell>
          <table:table-cell table:style-name="ce6" table:formula="of:=[.$D6]*[.$B6]" office:value-type="currency" office:currency="EUR" office:value="37.73" calcext:value-type="currency">
            <text:p>€37.73</text:p>
          </table:table-cell>
          <table:table-cell table:style-name="ce5" office:value-type="currency" office:currency="EUR" office:value="36.49" calcext:value-type="currency">
            <text:p>€36.49</text:p>
          </table:table-cell>
          <table:table-cell table:style-name="ce5" office:value-type="currency" office:currency="EUR" office:value="37.9" calcext:value-type="currency">
            <text:p>€37.90</text:p>
          </table:table-cell>
          <table:table-cell table:style-name="ce5" office:value-type="currency" office:currency="EUR" office:value="37.73" calcext:value-type="currency">
            <text:p>€37.73</text:p>
          </table:table-cell>
          <table:table-cell table:style-name="ce5" table:formula="of:=[.$F6]*[.$B6]" office:value-type="currency" office:currency="EUR" office:value="36.49" calcext:value-type="currency">
            <text:p>€36.49</text:p>
          </table:table-cell>
          <table:table-cell table:style-name="ce5" table:formula="of:=[.$G6]*[.$B6]" office:value-type="currency" office:currency="EUR" office:value="37.9" calcext:value-type="currency">
            <text:p>€37.90</text:p>
          </table:table-cell>
          <table:table-cell table:style-name="ce5" table:formula="of:=[.$H6]*[.$B6]" office:value-type="currency" office:currency="EUR" office:value="37.73" calcext:value-type="currency">
            <text:p>€37.73</text:p>
          </table:table-cell>
          <table:table-cell table:style-name="ce15" office:value-type="string" calcext:value-type="string">
            <text:p>Hobby Store (Poland)</text:p>
            <text:p><text:a xlink:href="https://hobby-store.pl/en/heated-beds/y-axis-carriage-replacement-for-prusa-i3-mk3.html" xlink:type="simple">https://hobby-store.pl/en/heated-beds/y-axis-carriage-replacement-for-prusa-i3-mk3.html</text:a></text:p>
          </table:table-cell>
          <table:table-cell table:style-name="ce2" office:value-type="string" calcext:value-type="string">
            <text:p><text:a xlink:href="https://www.prusa3d.com/en/product/y-carriage/" xlink:type="simple">https://www.prusa3d.com/en/product/y-carriage/</text:a> </text:p>
          </table:table-cell>
          <table:table-cell table:style-name="ce2" office:value-type="string" calcext:value-type="string">
            <text:p><text:a xlink:href="https://www.aliexpress.com/item/1005006019454008.html" xlink:type="simple">https://www.aliexpress.com/item/1005006019454008.html</text:a> 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Prusa MK52 Heated Bed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style-name="ce5" office:value-type="currency" office:currency="EUR" office:value="91.45" calcext:value-type="currency">
            <text:p>€91.45</text:p>
          </table:table-cell>
          <table:table-cell table:style-name="ce6" table:formula="of:=[.$D7]*[.$B7]" office:value-type="currency" office:currency="EUR" office:value="91.45" calcext:value-type="currency">
            <text:p>€91.45</text:p>
          </table:table-cell>
          <table:table-cell table:style-name="ce5" office:value-type="currency" office:currency="EUR" office:value="91.45" calcext:value-type="currency">
            <text:p>€91.45</text:p>
          </table:table-cell>
          <table:table-cell table:style-name="ce5" office:value-type="currency" office:currency="EUR" office:value="109" calcext:value-type="currency">
            <text:p>€109.00</text:p>
          </table:table-cell>
          <table:table-cell table:style-name="ce5" office:value-type="currency" office:currency="EUR" office:value="60.74" calcext:value-type="currency">
            <text:p>€60.74</text:p>
          </table:table-cell>
          <table:table-cell table:style-name="ce5" table:formula="of:=[.$F7]*[.$B7]" office:value-type="currency" office:currency="EUR" office:value="91.45" calcext:value-type="currency">
            <text:p>€91.45</text:p>
          </table:table-cell>
          <table:table-cell table:style-name="ce5" table:formula="of:=[.$G7]*[.$B7]" office:value-type="currency" office:currency="EUR" office:value="109" calcext:value-type="currency">
            <text:p>€109.00</text:p>
          </table:table-cell>
          <table:table-cell table:style-name="ce5" table:formula="of:=[.$H7]*[.$B7]" office:value-type="currency" office:currency="EUR" office:value="60.74" calcext:value-type="currency">
            <text:p>€60.74</text:p>
          </table:table-cell>
          <table:table-cell table:style-name="ce15" office:value-type="string" calcext:value-type="string">
            <text:p>Lecktor</text:p>
            <text:p><text:a xlink:href="https://lecktor.com/en/heated-beds/30-mk52-24v-heated-bed.html" xlink:type="simple">https://lecktor.com/en/heated-beds/30-mk52-24v-heated-bed.html</text:a></text:p>
          </table:table-cell>
          <table:table-cell table:style-name="ce2" office:value-type="string" calcext:value-type="string">
            <text:p><text:a xlink:href="https://www.prusa3d.com/en/product/heatbed-mk52-24v-xbuddy-replacement-set/" xlink:type="simple">https://www.prusa3d.com/en/product/heatbed-mk52-24v-xbuddy-replacement-set/</text:a> </text:p>
          </table:table-cell>
          <table:table-cell table:style-name="ce2" office:value-type="string" calcext:value-type="string">
            <text:p><text:a xlink:href="https://www.aliexpress.com/item/1005006074818817.html" xlink:type="simple">https://www.aliexpress.com/item/1005006074818817.html</text:a>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TR8x4 Trapezoid Lead Screw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sa</text:p>
          </table:table-cell>
          <table:table-cell table:style-name="ce5" table:formula="of:=[.G8]" office:value-type="currency" office:currency="EUR" office:value="13.94" calcext:value-type="currency">
            <text:p>€13.94</text:p>
          </table:table-cell>
          <table:table-cell table:style-name="ce6" table:formula="of:=[.$D8]*[.$B8]" office:value-type="currency" office:currency="EUR" office:value="27.88" calcext:value-type="currency">
            <text:p>€27.88</text:p>
          </table:table-cell>
          <table:table-cell table:style-name="ce5"/>
          <table:table-cell table:style-name="ce5" office:value-type="currency" office:currency="EUR" office:value="13.94" calcext:value-type="currency">
            <text:p>€13.94</text:p>
          </table:table-cell>
          <table:table-cell table:style-name="ce5" office:value-type="currency" office:currency="EUR" office:value="0" calcext:value-type="currency">
            <text:p>€0.00</text:p>
          </table:table-cell>
          <table:table-cell table:style-name="ce5" table:formula="of:=[.$F8]*[.$B8]" office:value-type="currency" office:currency="EUR" office:value="0" calcext:value-type="currency">
            <text:p>€0.00</text:p>
          </table:table-cell>
          <table:table-cell table:style-name="ce5" table:formula="of:=[.$G8]*[.$B8]" office:value-type="currency" office:currency="EUR" office:value="27.88" calcext:value-type="currency">
            <text:p>€27.88</text:p>
          </table:table-cell>
          <table:table-cell table:style-name="ce5" table:formula="of:=[.$H8]*[.$B8]" office:value-type="currency" office:currency="EUR" office:value="0" calcext:value-type="currency">
            <text:p>€0.00</text:p>
          </table:table-cell>
          <table:table-cell/>
          <table:table-cell table:style-name="ce2" office:value-type="string" calcext:value-type="string">
            <text:p><text:a xlink:href="https://www.prusa3d.com/en/product/trapezoid-nut-i3-mk4-mmu2-2s-3/" xlink:type="simple">https://www.prusa3d.com/en/product/trapezoid-nut-i3-mk4-mmu2-2s-3/</text:a> </text:p>
          </table:table-cell>
          <table:table-cell table:style-name="ce2" office:value-type="string" calcext:value-type="string">
            <text:p>Blurolls included if you buy their motor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5015 Blower Fan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sa</text:p>
          </table:table-cell>
          <table:table-cell table:style-name="ce5" table:formula="of:=[.G9]" office:value-type="currency" office:currency="EUR" office:value="7.49" calcext:value-type="currency">
            <text:p>€7.49</text:p>
          </table:table-cell>
          <table:table-cell table:style-name="ce6" table:formula="of:=[.$D9]*[.$B9]" office:value-type="currency" office:currency="EUR" office:value="7.49" calcext:value-type="currency">
            <text:p>€7.49</text:p>
          </table:table-cell>
          <table:table-cell table:style-name="ce5"/>
          <table:table-cell table:style-name="ce5" office:value-type="currency" office:currency="EUR" office:value="7.49" calcext:value-type="currency">
            <text:p>€7.49</text:p>
          </table:table-cell>
          <table:table-cell table:style-name="ce5" office:value-type="currency" office:currency="EUR" office:value="14.22" calcext:value-type="currency">
            <text:p>€14.22</text:p>
          </table:table-cell>
          <table:table-cell table:style-name="ce5" table:formula="of:=[.$F9]*[.$B9]" office:value-type="currency" office:currency="EUR" office:value="0" calcext:value-type="currency">
            <text:p>€0.00</text:p>
          </table:table-cell>
          <table:table-cell table:style-name="ce5" table:formula="of:=[.$G9]*[.$B9]" office:value-type="currency" office:currency="EUR" office:value="7.49" calcext:value-type="currency">
            <text:p>€7.49</text:p>
          </table:table-cell>
          <table:table-cell table:style-name="ce5" table:formula="of:=[.$H9]*[.$B9]" office:value-type="currency" office:currency="EUR" office:value="14.22" calcext:value-type="currency">
            <text:p>€14.22</text:p>
          </table:table-cell>
          <table:table-cell/>
          <table:table-cell table:style-name="ce15" office:value-type="string" calcext:value-type="string">
            <text:p><text:span text:style-name="T1">Not 24V but is 5V, will need wiring to 5V if you intend to pair it with the SKR Mini E3</text:span></text:p>
            <text:p><text:a xlink:href="https://www.prusa3d.com/en/product/print-fan/" xlink:type="simple">https://www.prusa3d.com/en/product/print-fan/</text:a></text:p>
          </table:table-cell>
          <table:table-cell table:style-name="ce2" office:value-type="string" calcext:value-type="string">
            <text:p><text:a xlink:href="https://www.aliexpress.com/item/1005002065432445.html" xlink:type="simple">https://www.aliexpress.com/item/1005002065432445.html</text:a>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4010 Hotend Fan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sa</text:p>
          </table:table-cell>
          <table:table-cell table:style-name="ce5" table:formula="of:=[.G10]" office:value-type="currency" office:currency="EUR" office:value="13.49" calcext:value-type="currency">
            <text:p>€13.49</text:p>
          </table:table-cell>
          <table:table-cell table:style-name="ce6" table:formula="of:=[.$D10]*[.$B10]" office:value-type="currency" office:currency="EUR" office:value="13.49" calcext:value-type="currency">
            <text:p>€13.49</text:p>
          </table:table-cell>
          <table:table-cell table:style-name="ce5"/>
          <table:table-cell table:style-name="ce5" office:value-type="currency" office:currency="EUR" office:value="13.49" calcext:value-type="currency">
            <text:p>€13.49</text:p>
          </table:table-cell>
          <table:table-cell table:style-name="ce5" office:value-type="currency" office:currency="EUR" office:value="12.12" calcext:value-type="currency">
            <text:p>€12.12</text:p>
          </table:table-cell>
          <table:table-cell table:style-name="ce5" table:formula="of:=[.$F10]*[.$B10]" office:value-type="currency" office:currency="EUR" office:value="0" calcext:value-type="currency">
            <text:p>€0.00</text:p>
          </table:table-cell>
          <table:table-cell table:style-name="ce5" table:formula="of:=[.$G10]*[.$B10]" office:value-type="currency" office:currency="EUR" office:value="13.49" calcext:value-type="currency">
            <text:p>€13.49</text:p>
          </table:table-cell>
          <table:table-cell table:style-name="ce5" table:formula="of:=[.$H10]*[.$B10]" office:value-type="currency" office:currency="EUR" office:value="12.12" calcext:value-type="currency">
            <text:p>€12.12</text:p>
          </table:table-cell>
          <table:table-cell/>
          <table:table-cell table:style-name="ce15" office:value-type="string" calcext:value-type="string">
            <text:p><text:span text:style-name="T1">Not 24V but is 5V, will need wiring to 5V if you intend to pair it with the SKR Mini E3</text:span></text:p>
            <text:p><text:a xlink:href="https://www.prusa3d.com/en/product/hotend-fan-mk3-s/" xlink:type="simple">https://www.prusa3d.com/en/product/hotend-fan-mk3-s/</text:a> </text:p>
          </table:table-cell>
          <table:table-cell table:style-name="ce2" office:value-type="string" calcext:value-type="string">
            <text:p><text:a xlink:href="https://www.aliexpress.com/item/32726640438.html" xlink:type="simple">https://www.aliexpress.com/item/32726640438.html</text:a> 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F623 Bea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ope</text:p>
          </table:table-cell>
          <table:table-cell table:style-name="ce5" table:formula="of:=[.F11]" office:value-type="currency" office:currency="EUR" office:value="0.84" calcext:value-type="currency">
            <text:p>€0.84</text:p>
          </table:table-cell>
          <table:table-cell table:style-name="ce6" table:formula="of:=[.$D11]*[.$B11]" office:value-type="currency" office:currency="EUR" office:value="16.8" calcext:value-type="currency">
            <text:p>€16.80</text:p>
          </table:table-cell>
          <table:table-cell table:style-name="ce5" office:value-type="currency" office:currency="EUR" office:value="0.84" calcext:value-type="currency">
            <text:p>€0.84</text:p>
          </table:table-cell>
          <table:table-cell table:style-name="ce5" office:value-type="currency" office:currency="EUR" office:value="5.8" calcext:value-type="currency">
            <text:p>€5.80</text:p>
          </table:table-cell>
          <table:table-cell table:style-name="ce5" table:formula="of:=5.04/10" office:value-type="currency" office:currency="EUR" office:value="0.504" calcext:value-type="currency">
            <text:p>€0.50</text:p>
          </table:table-cell>
          <table:table-cell table:style-name="ce5" table:formula="of:=[.$F11]*[.$B11]" office:value-type="currency" office:currency="EUR" office:value="16.8" calcext:value-type="currency">
            <text:p>€16.80</text:p>
          </table:table-cell>
          <table:table-cell table:style-name="ce5" table:formula="of:=[.$G11]*[.$B11]" office:value-type="currency" office:currency="EUR" office:value="116" calcext:value-type="currency">
            <text:p>€116.00</text:p>
          </table:table-cell>
          <table:table-cell table:style-name="ce5" table:formula="of:=[.$H11]*[.$B11]" office:value-type="currency" office:currency="EUR" office:value="10.08" calcext:value-type="currency">
            <text:p>€10.08</text:p>
          </table:table-cell>
          <table:table-cell table:style-name="ce15" office:value-type="string" calcext:value-type="string">
            <text:p>Hobby Store (Poland)</text:p>
            <text:p><text:a xlink:href="https://hobby-store.pl/en/ball-bearings/flanged-bearing-f623-rs-3x11x4mm.html" xlink:type="simple">https://hobby-store.pl/en/ball-bearings/flanged-bearing-f623-rs-3x11x4mm.html</text:a></text:p>
          </table:table-cell>
          <table:table-cell table:style-name="ce30" office:value-type="string" calcext:value-type="string">
            <text:p><text:span text:style-name="T2">Not a direct equivalent, please use F623s as these will not work</text:span></text:p>
            <text:p><text:span text:style-name="T3"><text:a xlink:href="https://www.prusa3d.com/en/product/bearing-housing-623h/" xlink:type="simple">https://www.prusa3d.com/en/product/bearing-housing-623h/</text:a></text:span></text:p>
          </table:table-cell>
          <table:table-cell table:style-name="ce15" office:value-type="string" calcext:value-type="string">
            <text:p>Mellow</text:p>
            <text:p><text:a xlink:href="https://www.aliexpress.com/item/32660308298.html" xlink:type="simple">https://www.aliexpress.com/item/32660308298.html</text:a></text:p>
          </table:table-cell>
          <table:table-cell table:style-name="Default"/>
          <table:table-cell table:number-columns-repeated="16369"/>
        </table:table-row>
        <table:table-row table:style-name="ro2">
          <table:table-cell office:value-type="string" calcext:value-type="string">
            <text:p>Prusa X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style-name="ce5" table:formula="of:=[.F12]" office:value-type="currency" office:currency="EUR" office:value="24.75" calcext:value-type="currency">
            <text:p>€24.75</text:p>
          </table:table-cell>
          <table:table-cell table:style-name="ce6" table:formula="of:=[.$D12]*[.$B12]" office:value-type="currency" office:currency="EUR" office:value="24.75" calcext:value-type="currency">
            <text:p>€24.75</text:p>
          </table:table-cell>
          <table:table-cell table:style-name="ce5" office:value-type="currency" office:currency="EUR" office:value="24.75" calcext:value-type="currency">
            <text:p>€24.75</text:p>
          </table:table-cell>
          <table:table-cell table:style-name="ce5" office:value-type="currency" office:currency="EUR" office:value="38.89" calcext:value-type="currency">
            <text:p>€38.89</text:p>
          </table:table-cell>
          <table:table-cell table:style-name="ce5" office:value-type="currency" office:currency="EUR" office:value="34.33" calcext:value-type="currency">
            <text:p>€34.33</text:p>
          </table:table-cell>
          <table:table-cell table:style-name="ce5" table:formula="of:=[.$F12]*[.$B12]" office:value-type="currency" office:currency="EUR" office:value="24.75" calcext:value-type="currency">
            <text:p>€24.75</text:p>
          </table:table-cell>
          <table:table-cell table:style-name="ce5" table:formula="of:=[.$G12]*[.$B12]" office:value-type="currency" office:currency="EUR" office:value="38.89" calcext:value-type="currency">
            <text:p>€38.89</text:p>
          </table:table-cell>
          <table:table-cell table:style-name="ce5" table:formula="of:=[.$H12]*[.$B12]" office:value-type="currency" office:currency="EUR" office:value="34.33" calcext:value-type="currency">
            <text:p>€34.33</text:p>
          </table:table-cell>
          <table:table-cell table:style-name="ce15" office:value-type="string" calcext:value-type="string">
            <text:p>Jacks Filament (bundle, genuine LDO)</text:p>
            <text:p><text:span text:style-name="T1">Contains the extruder motor which will not be used</text:span></text:p>
            <text:p><text:a xlink:href="https://www.jacksfilament.com/LDO-Prusa-MK3-Motor-Stepper-Kit" xlink:type="simple">https://www.jacksfilament.com/LDO-Prusa-MK3-Motor-Stepper-Kit</text:a> </text:p>
          </table:table-cell>
          <table:table-cell table:style-name="ce2" office:value-type="string" calcext:value-type="string">
            <text:p><text:a xlink:href="https://www.prusa3d.com/en/product/stepper-motor-x-axis-mk3-s-mk2-5-s-mk2-s/" xlink:type="simple">https://www.prusa3d.com/en/product/stepper-motor-x-axis-mk3-s-mk2-5-s-mk2-s/</text:a></text:p>
          </table:table-cell>
          <table:table-cell table:style-name="ce15" office:value-type="string" calcext:value-type="string">
            <text:p>Blurolls Moons</text:p>
            <text:p><text:a xlink:href="https://www.aliexpress.com/item/4001217753699.html" xlink:type="simple">https://www.aliexpress.com/item/4001217753699.html</text:a>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Prusa Y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style-name="ce5" table:formula="of:=[.F13]" office:value-type="currency" office:currency="EUR" office:value="24.75" calcext:value-type="currency">
            <text:p>€24.75</text:p>
          </table:table-cell>
          <table:table-cell table:style-name="ce6" table:formula="of:=[.$D13]*[.$B13]" office:value-type="currency" office:currency="EUR" office:value="24.75" calcext:value-type="currency">
            <text:p>€24.75</text:p>
          </table:table-cell>
          <table:table-cell table:style-name="ce5" office:value-type="currency" office:currency="EUR" office:value="24.75" calcext:value-type="currency">
            <text:p>€24.75</text:p>
          </table:table-cell>
          <table:table-cell table:style-name="ce5" office:value-type="currency" office:currency="EUR" office:value="38.39" calcext:value-type="currency">
            <text:p>€38.39</text:p>
          </table:table-cell>
          <table:table-cell table:style-name="ce5" office:value-type="currency" office:currency="EUR" office:value="34.33" calcext:value-type="currency">
            <text:p>€34.33</text:p>
          </table:table-cell>
          <table:table-cell table:style-name="ce5" table:formula="of:=[.$F13]*[.$B13]" office:value-type="currency" office:currency="EUR" office:value="24.75" calcext:value-type="currency">
            <text:p>€24.75</text:p>
          </table:table-cell>
          <table:table-cell table:style-name="ce5" table:formula="of:=[.$G13]*[.$B13]" office:value-type="currency" office:currency="EUR" office:value="38.39" calcext:value-type="currency">
            <text:p>€38.39</text:p>
          </table:table-cell>
          <table:table-cell table:style-name="ce5" table:formula="of:=[.$H13]*[.$B13]" office:value-type="currency" office:currency="EUR" office:value="34.33" calcext:value-type="currency">
            <text:p>€34.33</text:p>
          </table:table-cell>
          <table:table-cell table:style-name="ce15" office:value-type="string" calcext:value-type="string">
            <text:p>Jacks Filament (bundle, genuine LDO)</text:p>
            <text:p><text:span text:style-name="T1">Contains the extruder motor which will not be used</text:span></text:p>
            <text:p><text:a xlink:href="https://www.jacksfilament.com/LDO-Prusa-MK3-Motor-Stepper-Kit" xlink:type="simple">https://www.jacksfilament.com/LDO-Prusa-MK3-Motor-Stepper-Kit</text:a> </text:p>
          </table:table-cell>
          <table:table-cell table:style-name="ce2" office:value-type="string" calcext:value-type="string">
            <text:p><text:a xlink:href="https://www.prusa3d.com/en/product/stepper-motor-y-axis-mk3-s-mk2-5-s-mk2-s/" xlink:type="simple">https://www.prusa3d.com/en/product/stepper-motor-y-axis-mk3-s-mk2-5-s-mk2-s/</text:a></text:p>
          </table:table-cell>
          <table:table-cell table:style-name="ce15" office:value-type="string" calcext:value-type="string">
            <text:p>Blurolls Moons</text:p>
            <text:p><text:a xlink:href="https://www.aliexpress.com/item/4001217753699.html" xlink:type="simple">https://www.aliexpress.com/item/4001217753699.html</text:a>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Prusa Z Axis Motor with R8x4 Lead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sa</text:p>
          </table:table-cell>
          <table:table-cell table:style-name="ce5" table:formula="of:=[.G14]" office:value-type="currency" office:currency="EUR" office:value="38.89" calcext:value-type="currency">
            <text:p>€38.89</text:p>
          </table:table-cell>
          <table:table-cell table:style-name="ce6" table:formula="of:=[.$D14]*[.$B14]" office:value-type="currency" office:currency="EUR" office:value="77.78" calcext:value-type="currency">
            <text:p>€77.78</text:p>
          </table:table-cell>
          <table:table-cell table:style-name="ce5"/>
          <table:table-cell table:style-name="ce5" office:value-type="currency" office:currency="EUR" office:value="38.89" calcext:value-type="currency">
            <text:p>€38.89</text:p>
          </table:table-cell>
          <table:table-cell table:style-name="ce5" office:value-type="currency" office:currency="EUR" office:value="34.1" calcext:value-type="currency">
            <text:p>€34.10</text:p>
          </table:table-cell>
          <table:table-cell table:style-name="ce5" table:formula="of:=[.$F14]*[.$B14]" office:value-type="currency" office:currency="EUR" office:value="0" calcext:value-type="currency">
            <text:p>€0.00</text:p>
          </table:table-cell>
          <table:table-cell table:style-name="ce5" table:formula="of:=[.$G14]*[.$B14]" office:value-type="currency" office:currency="EUR" office:value="77.78" calcext:value-type="currency">
            <text:p>€77.78</text:p>
          </table:table-cell>
          <table:table-cell table:style-name="ce5" table:formula="of:=[.$H14]*[.$B14]" office:value-type="currency" office:currency="EUR" office:value="68.2" calcext:value-type="currency">
            <text:p>€68.20</text:p>
          </table:table-cell>
          <table:table-cell table:style-name="ce15"/>
          <table:table-cell table:style-name="ce2" office:value-type="string" calcext:value-type="string">
            <text:p><text:a xlink:href="https://www.prusa3d.com/en/product/stepper-motor-z-axis-right-mk3-s-mk2-5-s-mk2-s/" xlink:type="simple">https://www.prusa3d.com/en/product/stepper-motor-z-axis-right-mk3-s-mk2-5-s-mk2-s/</text:a> </text:p>
          </table:table-cell>
          <table:table-cell table:style-name="ce2" office:value-type="string" calcext:value-type="string">
            <text:p><text:span text:style-name="T4"><text:a xlink:href="https://www.aliexpress.com/item/4001346400285.html" xlink:type="simple">https://www.aliexpress.com/item/4001346400285.html</text:a></text:span><text:span text:style-name="T4"> </text:span></text:p>
          </table:table-cell>
          <table:table-cell table:style-name="Default"/>
          <table:table-cell table:number-columns-repeated="16369"/>
        </table:table-row>
        <table:table-row table:style-name="ro2">
          <table:table-cell table:number-columns-repeated="3"/>
          <table:table-cell table:style-name="ce5"/>
          <table:table-cell table:style-name="ce6"/>
          <table:table-cell table:style-name="ce5" table:number-columns-repeated="6"/>
          <table:table-cell table:style-name="ce15"/>
          <table:table-cell table:style-name="ce2"/>
          <table:table-cell table:style-name="ce15"/>
          <table:table-cell table:number-columns-repeated="16370"/>
        </table:table-row>
        <table:table-row table:style-name="ro2">
          <table:table-cell table:style-name="ce11" table:number-columns-repeated="4"/>
          <table:table-cell table:style-name="ce11" office:value-type="string" calcext:value-type="string">
            <text:p>Selected Total</text:p>
          </table:table-cell>
          <table:table-cell table:style-name="ce23"/>
          <table:table-cell table:style-name="ce9" table:number-columns-repeated="2"/>
          <table:table-cell table:style-name="ce9" office:value-type="string" calcext:value-type="string">
            <text:p>Europe Total</text:p>
          </table:table-cell>
          <table:table-cell table:style-name="ce9" office:value-type="string" calcext:value-type="string">
            <text:p>Prusa Total</text:p>
          </table:table-cell>
          <table:table-cell table:style-name="ce9" office:value-type="string" calcext:value-type="string">
            <text:p>AliExpress Total</text:p>
          </table:table-cell>
          <table:table-cell table:style-name="ce9"/>
          <table:table-cell table:style-name="ce11" office:value-type="string" calcext:value-type="string">
            <text:p>Savings by not buying Prusa</text:p>
          </table:table-cell>
          <table:table-cell table:style-name="ce2"/>
          <table:table-cell table:number-columns-repeated="16370"/>
        </table:table-row>
        <table:table-row table:style-name="ro2">
          <table:table-cell table:style-name="ce4" table:number-columns-repeated="4"/>
          <table:table-cell table:style-name="ce6" table:formula="of:=SUM([.$E2:.$E15])" office:value-type="currency" office:currency="EUR" office:value="378.64" calcext:value-type="currency">
            <text:p>€378.64</text:p>
          </table:table-cell>
          <table:table-cell table:style-name="Default"/>
          <table:table-cell table:style-name="ce6"/>
          <table:table-cell table:style-name="ce7"/>
          <table:table-cell table:style-name="ce6" table:formula="of:=SUM([.$I2:.$I15])" office:value-type="currency" office:currency="EUR" office:value="309.1" calcext:value-type="currency">
            <text:p>€309.10</text:p>
          </table:table-cell>
          <table:table-cell table:style-name="ce5" table:formula="of:=SUM([.J2:.J15])" office:value-type="currency" office:currency="EUR" office:value="566.32" calcext:value-type="currency">
            <text:p>€566.32</text:p>
          </table:table-cell>
          <table:table-cell table:style-name="ce5" table:formula="of:=SUM([.K2:.K15])" office:value-type="currency" office:currency="EUR" office:value="328.27" calcext:value-type="currency">
            <text:p>€328.27</text:p>
          </table:table-cell>
          <table:table-cell table:style-name="ce5"/>
          <table:table-cell table:style-name="ce12" table:formula="of:=[.J17]-[.E17]" office:value-type="currency" office:currency="EUR" office:value="187.68" calcext:value-type="currency">
            <text:p>€187.68</text:p>
          </table:table-cell>
          <table:table-cell table:style-name="ce2"/>
          <table:table-cell table:number-columns-repeated="16370"/>
        </table:table-row>
        <table:table-row table:style-name="ro2">
          <table:table-cell table:number-columns-repeated="10"/>
          <table:table-cell table:style-name="ce5" table:number-columns-repeated="2"/>
          <table:table-cell table:style-name="ce2" table:number-columns-repeated="2"/>
          <table:table-cell table:number-columns-repeated="16370"/>
        </table:table-row>
        <table:table-row table:style-name="ro2" table:number-rows-repeated="2">
          <table:table-cell table:number-columns-repeated="12"/>
          <table:table-cell table:style-name="ce2" table:number-columns-repeated="2"/>
          <table:table-cell table:number-columns-repeated="16370"/>
        </table:table-row>
        <table:table-row table:style-name="ro2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Medium" svg:font-family="'Glory Medium'" style:font-adornments="Medium" style:font-pitch="variable"/>
    <style:font-face style:name="Glory SemiBold" svg:font-family="'Glory SemiBold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9:47:10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9:26:15.434000000</meta:creation-date>
    <dc:date>2024-05-27T20:25:58.313000000</dc:date>
    <meta:editing-duration>PT1H42M32S</meta:editing-duration>
    <meta:editing-cycles>50</meta:editing-cycles>
    <meta:generator>LibreOffice/24.2.3.2$Windows_X86_64 LibreOffice_project/433d9c2ded56988e8a90e6b2e771ee4e6a5ab2ba</meta:generator>
    <meta:document-statistic meta:table-count="1" meta:cell-count="194" meta:object-count="0"/>
  </office:meta>
</office:document-meta>
</file>